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05E0000005E513A4C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bitmap" draw:fill-color="#00ffff" draw:fill-image-name="Empty" draw:textarea-horizontal-align="left" draw:auto-grow-height="true" draw:auto-grow-width="false" fo:min-height="0cm" fo:min-width="2.778cm" draw:shadow-offset-x="0.305cm" draw:shadow-offset-y="0.305cm"/>
    </style:style>
    <style:style style:name="gr3" style:family="graphic" style:parent-style-name="standard">
      <style:graphic-properties draw:stroke="none" svg:stroke-color="#000000" draw:fill="bitmap" draw:fill-color="#00ffff" draw:fill-image-name="Empty" draw:textarea-horizontal-align="left" draw:auto-grow-height="true" draw:auto-grow-width="false" fo:min-height="1.356cm" fo:min-width="2.778cm" draw:shadow-offset-x="0.305cm" draw:shadow-offset-y="0.305cm"/>
    </style:style>
    <style:style style:name="gr4" style:family="graphic" style:parent-style-name="standard">
      <style:graphic-properties draw:stroke="none" svg:stroke-color="#000000" draw:fill="bitmap" draw:fill-color="#000000" draw:fill-gradient-name="Gradient_20_1" draw:fill-hatch-name="Black_20_0_20_Degrees" draw:fill-image-name="Empty" draw:textarea-horizontal-align="left" draw:auto-grow-height="true" draw:auto-grow-width="false" fo:min-height="0cm" fo:min-width="2.778cm" draw:shadow-offset-x="0.305cm" draw:shadow-offset-y="0.305cm"/>
    </style:style>
    <style:style style:name="gr5" style:family="graphic" style:parent-style-name="standard">
      <style:graphic-properties draw:stroke="dash" draw:stroke-dash="_32__20_Dots_20_1_20_Dash" draw:textarea-horizontal-align="center" draw:textarea-vertical-align="middle" draw:shadow-offset-x="0.305cm" draw:shadow-offset-y="0.3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2.14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hatch" draw:fill-color="#23ff23" draw:fill-gradient-name="Gradient_20_1" draw:fill-hatch-name="Black_20_45_20_Degrees" draw:fill-hatch-solid="true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99ccff" draw:fill-gradient-name="Gradient_20_1" draw:gradient-step-count="64" draw:fill-hatch-name="Black_20_-45_20_Degrees" draw:fill-hatch-solid="false" draw:textarea-horizontal-align="justify" draw:textarea-vertical-align="middle" draw:auto-grow-height="false" draw:shadow-offset-x="0.305cm" draw:shadow-offset-y="0.305cm"/>
    </style:style>
    <style:style style:name="gr11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12" style:family="graphic" style:parent-style-name="standard">
      <style:graphic-properties draw:stroke="solid" draw:stroke-dash="Ultrafine_20_Dashed" draw:fill="hatch" draw:fill-color="#00ff00" draw:fill-gradient-name="Gradient_20_1" draw:fill-hatch-name="Black_20_45_20_Degrees" draw:fill-hatch-solid="true" draw:textarea-horizontal-align="justify" draw:textarea-vertical-align="middle" draw:auto-grow-height="false" draw:shadow-offset-x="0.305cm" draw:shadow-offset-y="0.305cm"/>
    </style:style>
    <style:style style:name="gr13" style:family="graphic" style:parent-style-name="standard">
      <style:graphic-properties draw:stroke="solid" draw:stroke-dash="Ultrafine_20_Dashed" draw:fill="hatch" draw:fill-color="#23ff23" draw:fill-gradient-name="Gradient_20_1" draw:fill-hatch-name="Black_20_45_20_Degrees" draw:fill-hatch-solid="true" draw:fill-image-name="Aqua" draw:textarea-horizontal-align="justify" draw:textarea-vertical-align="middle" draw:auto-grow-height="false" draw:shadow-offset-x="0.305cm" draw:shadow-offset-y="0.305cm"/>
    </style:style>
    <style:style style:name="gr14" style:family="graphic" style:parent-style-name="standard">
      <style:graphic-properties draw:stroke="solid" draw:stroke-dash="Ultrafine_20_Dashed" draw:fill="solid" draw:fill-color="#99ccff" draw:fill-gradient-name="Gradient_20_1" draw:fill-hatch-name="Black_20_45_20_Degrees" draw:fill-hatch-solid="false" draw:fill-image-name="Aqua" draw:textarea-horizontal-align="justify" draw:textarea-vertical-align="middle" draw:auto-grow-height="false" draw:shadow-offset-x="0.305cm" draw:shadow-offset-y="0.305cm"/>
    </style:style>
    <style:style style:name="gr15" style:family="graphic" style:parent-style-name="standard">
      <style:graphic-properties draw:stroke="dash" draw:stroke-dash="Ultrafine_20_Dashed" draw:fill="solid" draw:fill-color="#99ccff" draw:fill-gradient-name="Gradient_20_1" draw:fill-hatch-name="Black_20_45_20_Degrees" draw:fill-hatch-solid="false" draw:textarea-horizontal-align="justify" draw:textarea-vertical-align="middle" draw:auto-grow-height="false" draw:shadow-offset-x="0.305cm" draw:shadow-offset-y="0.305cm"/>
    </style:style>
    <style:style style:name="gr16" style:family="graphic" style:parent-style-name="standard">
      <style:graphic-properties draw:stroke="dash" draw:stroke-dash="Ultrafine_20_Dashed" draw:fill="solid" draw:fill-color="#99ccff" draw:fill-gradient-name="Gradient_20_1" draw:fill-hatch-name="Black_20_-45_20_Degrees" draw:fill-hatch-solid="true" draw:fill-image-name="Empty" draw:textarea-horizontal-align="justify" draw:textarea-vertical-align="middle" draw:auto-grow-height="false" draw:shadow-offset-x="0.305cm" draw:shadow-offset-y="0.305cm"/>
    </style:style>
    <style:style style:name="gr17" style:family="graphic" style:parent-style-name="standard">
      <style:graphic-properties draw:stroke="solid" draw:stroke-dash="Ultrafine_20_Dashed" draw:fill="hatch" draw:fill-color="#ff420e" draw:fill-gradient-name="Gradient_20_1" draw:fill-hatch-name="Black_20_-45_20_Degrees" draw:fill-hatch-solid="true" draw:fill-image-name="Aqua" draw:textarea-horizontal-align="justify" draw:textarea-vertical-align="middle" draw:auto-grow-height="false" draw:shadow-offset-x="0.305cm" draw:shadow-offset-y="0.3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0.408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bitmap" draw:fill-color="#00ffff" draw:fill-image-name="Empty" draw:textarea-horizontal-align="left" draw:auto-grow-height="true" draw:auto-grow-width="false" fo:min-height="0.343cm" fo:min-width="2.778cm" draw:shadow-offset-x="0.305cm" draw:shadow-offset-y="0.305cm"/>
    </style:style>
    <style:style style:name="gr20" style:family="graphic" style:parent-style-name="standard">
      <style:graphic-properties draw:stroke="dash" draw:stroke-dash="Ultrafine_20_Dashed" draw:fill="hatch" draw:fill-color="#23ff23" draw:fill-gradient-name="Gradient_20_1" draw:fill-hatch-name="Black_20_45_20_Degrees" draw:fill-hatch-solid="true" draw:textarea-horizontal-align="justify" draw:textarea-vertical-align="middle" draw:auto-grow-height="false"/>
    </style:style>
    <style:style style:name="gr21" style:family="graphic" style:parent-style-name="standard">
      <style:graphic-properties draw:stroke="dash" draw:stroke-dash="Ultrafine_20_Dashed" draw:fill="hatch" draw:fill-color="#23ff23" draw:fill-gradient-name="Gradient_20_1" draw:fill-hatch-name="Black_20_45_20_Degrees" draw:fill-hatch-solid="true" draw:fill-image-name="Aqua" draw:textarea-horizontal-align="justify" draw:textarea-vertical-align="middle" draw:auto-grow-height="false" draw:shadow-offset-x="0.305cm" draw:shadow-offset-y="0.305cm"/>
    </style:style>
    <style:style style:name="gr22" style:family="graphic" style:parent-style-name="standard">
      <style:graphic-properties draw:stroke="dash" draw:stroke-dash="Ultrafine_20_Dashed" draw:fill="hatch" draw:fill-color="#ff420e" draw:fill-gradient-name="Gradient_20_1" draw:fill-hatch-name="Black_20_-45_20_Degrees" draw:fill-hatch-solid="true" draw:fill-image-name="Aqua" draw:textarea-horizontal-align="justify" draw:textarea-vertical-align="middle" draw:auto-grow-height="false" draw:shadow-offset-x="0.305cm" draw:shadow-offset-y="0.305cm"/>
    </style:style>
    <style:style style:name="gr23" style:family="graphic" style:parent-style-name="standard">
      <style:graphic-properties draw:textarea-horizontal-align="center" draw:textarea-vertical-align="middle"/>
    </style:style>
    <style:style style:name="gr24" style:family="graphic" style:parent-style-name="standard">
      <style:graphic-properties draw:marker-end="Arrowheads_20_4" draw:marker-end-width="0.3cm" draw:textarea-horizontal-align="center" draw:textarea-vertical-align="middle"/>
    </style:style>
    <style:style style:name="gr25" style:family="graphic" style:parent-style-name="standard">
      <style:graphic-properties draw:stroke="solid" draw:stroke-dash="Ultrafine_20_Dashed" draw:fill="solid" draw:fill-color="#99ccff" draw:fill-gradient-name="Gradient_20_1" draw:fill-hatch-name="Black_20_-45_20_Degrees" draw:fill-hatch-solid="true" draw:fill-image-name="Empty" draw:textarea-horizontal-align="justify" draw:textarea-vertical-align="middle" draw:auto-grow-height="false" draw:shadow-offset-x="0.305cm" draw:shadow-offset-y="0.305cm"/>
    </style:style>
    <style:style style:name="gr26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dash" draw:stroke-dash="Fine_20_Dashed_20__28_var_29_" draw:marker-start="" draw:marker-end="Arrowheads_20_7" draw:marker-end-width="0.3cm" draw:textarea-horizontal-align="center" draw:textarea-vertical-align="middle"/>
    </style:style>
    <style:style style:name="gr28" style:family="graphic" style:parent-style-name="standard">
      <style:graphic-properties draw:stroke="dash" draw:stroke-dash="Fine_20_Dashed_20__28_var_29_" draw:marker-start="Arrowheads_20_7" draw:marker-end="" draw:marker-end-width="0.3cm" draw:textarea-horizontal-align="center" draw:textarea-vertical-align="middle"/>
    </style:style>
    <style:style style:name="gr29" style:family="graphic" style:parent-style-name="standard">
      <style:graphic-properties draw:fill="bitmap" draw:fill-color="#99ccff" draw:fill-image-name="Empty" draw:textarea-horizontal-align="justify" draw:textarea-vertical-align="middle" draw:auto-grow-height="false" draw:shadow-offset-x="0.305cm" draw:shadow-offset-y="0.305cm"/>
    </style:style>
    <style:style style:name="gr30" style:family="graphic" style:parent-style-name="standard">
      <style:graphic-properties draw:stroke="solid" draw:stroke-dash="Ultrafine_20_Dashed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fo:min-height="0.635cm" fo:padding-top="0cm" fo:padding-bottom="0cm" fo:padding-left="0cm" fo:padding-right="0cm"/>
    </style:style>
    <style:style style:name="gr32" style:family="graphic" style:parent-style-name="standard">
      <style:graphic-properties draw:marker-end="Arrowheads_20_7" draw:marker-end-width="0.3cm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0.889cm" fo:padding-top="0cm" fo:padding-bottom="0cm" fo:padding-left="0cm" fo:padding-right="0cm"/>
    </style:style>
    <style:style style:name="gr34" style:family="graphic" style:parent-style-name="standard">
      <style:graphic-properties draw:marker-end="Arrowheads_20_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185cm" svg:y1="0.135cm" svg:x2="8.185cm" svg:y2="5.977cm">
          <text:p/>
        </draw:line>
        <draw:frame draw:style-name="gr2" draw:text-style-name="P2" draw:layer="layout" svg:width="2.77cm" svg:height="0.692cm" svg:x="8.59cm" svg:y="0.242cm">
          <draw:text-box>
            <text:p text:style-name="P1"><text:span text:style-name="T1">Parallel Phase</text:span></text:p>
          </draw:text-box>
        </draw:frame>
        <draw:frame draw:style-name="gr3" draw:text-style-name="P2" draw:layer="layout" svg:width="2.515cm" svg:height="1.606cm" svg:x="13.09cm" svg:y="0.242cm">
          <draw:text-box>
            <text:p text:style-name="P1"><text:span text:style-name="T1">Serial Phase</text:span></text:p>
          </draw:text-box>
        </draw:frame>
        <draw:frame draw:style-name="gr4" draw:text-style-name="P2" draw:layer="layout" svg:width="3.44cm" svg:height="0.692cm" svg:x="4.39cm" svg:y="0.242cm">
          <draw:text-box>
            <text:p text:style-name="P1"><text:span text:style-name="T1"><text:s text:c="6"/></text:span><text:span text:style-name="T1">Initial State</text:span></text:p>
          </draw:text-box>
        </draw:frame>
        <draw:line draw:style-name="gr1" draw:text-style-name="P1" draw:layer="layout" svg:x1="11.785cm" svg:y1="0.135cm" svg:x2="11.785cm" svg:y2="5.977cm">
          <text:p/>
        </draw:line>
        <draw:line draw:style-name="gr5" draw:text-style-name="P1" draw:layer="layout" svg:x1="2.935cm" svg:y1="2.54cm" svg:x2="20.715cm" svg:y2="2.54cm">
          <text:p/>
        </draw:line>
        <draw:frame draw:style-name="gr6" draw:text-style-name="P3" draw:layer="layout" svg:width="2.204cm" svg:height="0.78cm" svg:x="2.8cm" svg:y="1.27cm">
          <draw:text-box>
            <text:p><text:span text:style-name="T2">Thread 1</text:span></text:p>
          </draw:text-box>
        </draw:frame>
        <draw:frame draw:style-name="gr7" draw:text-style-name="P3" draw:layer="layout" svg:width="2.483cm" svg:height="1.2cm" svg:x="3cm" svg:y="3.071cm">
          <draw:text-box>
            <text:p><text:span text:style-name="T2">Shared</text:span></text:p>
          </draw:text-box>
        </draw:frame>
        <draw:custom-shape draw:style-name="gr8" draw:text-style-name="P1" draw:id="id12" draw:layer="layout" svg:width="1.016cm" svg:height="0.635cm" svg:x="4.94cm" svg:y="3.1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016cm" svg:height="0.635cm" svg:x="5.94cm" svg:y="3.1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016cm" svg:height="0.635cm" svg:x="6.94cm" svg:y="3.1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id="id3" draw:layer="layout" svg:width="1.016cm" svg:height="0.635cm" svg:x="8.44cm" svg:y="3.1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016cm" svg:height="0.635cm" svg:x="9.44cm" svg:y="3.1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id="id10" draw:layer="layout" svg:width="1.016cm" svg:height="0.635cm" svg:x="10.44cm" svg:y="3.1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id="id6" draw:layer="layout" svg:width="1.016cm" svg:height="0.635cm" svg:x="12.14cm" svg:y="3.1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016cm" svg:height="0.635cm" svg:x="13.14cm" svg:y="3.1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2.204cm" svg:height="0.78cm" svg:x="2.801cm" svg:y="4.872cm">
          <draw:text-box>
            <text:p><text:span text:style-name="T2">Thread 2</text:span></text:p>
          </draw:text-box>
        </draw:frame>
        <draw:custom-shape draw:style-name="gr11" draw:text-style-name="P1" draw:layer="layout" svg:width="1.016cm" svg:height="0.635cm" svg:x="4.94cm" svg:y="4.9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016cm" svg:height="0.635cm" svg:x="5.94cm" svg:y="4.9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016cm" svg:height="0.635cm" svg:x="6.94cm" svg:y="4.9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id="id4" draw:layer="layout" svg:width="1.016cm" svg:height="0.635cm" svg:x="8.44cm" svg:y="1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016cm" svg:height="0.635cm" svg:x="9.44cm" svg:y="1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508cm" svg:height="0.635cm" svg:x="10.44cm" svg:y="1.3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508cm" svg:height="0.635cm" svg:x="10.94cm" svg:y="1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.016cm" svg:height="0.635cm" svg:x="8.44cm" svg:y="4.9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.016cm" svg:height="0.635cm" svg:x="9.44cm" svg:y="4.9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508cm" svg:height="0.635cm" svg:x="10.44cm" svg:y="4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508cm" svg:height="0.635cm" svg:x="10.94cm" svg:y="4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id="id8" draw:layer="layout" svg:width="0.508cm" svg:height="0.635cm" svg:x="14.14cm" svg:y="3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id="id9" draw:layer="layout" svg:width="0.508cm" svg:height="0.635cm" svg:x="14.64cm" svg:y="3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id="id5" draw:layer="layout" svg:width="1.016cm" svg:height="0.635cm" svg:x="12.14cm" svg:y="1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016cm" svg:height="0.635cm" svg:x="13.14cm" svg:y="1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id="id7" draw:layer="layout" svg:width="0.508cm" svg:height="0.635cm" svg:x="14.14cm" svg:y="1.3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508cm" svg:height="0.635cm" svg:x="14.64cm" svg:y="1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.016cm" svg:height="0.635cm" svg:x="13.14cm" svg:y="4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508cm" svg:height="0.635cm" svg:x="14.14cm" svg:y="4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id="id1" draw:layer="layout" svg:width="0.508cm" svg:height="0.635cm" svg:x="14.64cm" svg:y="4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7.385cm" svg:y1="0.135cm" svg:x2="17.385cm" svg:y2="5.977cm">
          <text:p/>
        </draw:line>
        <draw:custom-shape draw:style-name="gr8" draw:text-style-name="P1" draw:id="id2" draw:layer="layout" svg:width="1.016cm" svg:height="0.635cm" svg:x="16.229cm" svg:y="3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4" draw:layer="layout" svg:width="0.762cm" svg:height="0.442cm" svg:x="16.415cm" svg:y="2.675cm">
          <draw:text-box>
            <text:p><text:span text:style-name="T1">Twin</text:span></text:p>
          </draw:text-box>
        </draw:frame>
        <draw:custom-shape draw:style-name="gr9" draw:text-style-name="P1" draw:layer="layout" svg:width="1.016cm" svg:height="0.635cm" svg:x="17.64cm" svg:y="3.1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508cm" svg:height="0.635cm" svg:x="19.64cm" svg:y="3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508cm" svg:height="0.635cm" svg:x="20.14cm" svg:y="3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" draw:layer="layout" svg:width="2.54cm" svg:height="0.692cm" svg:x="17.815cm" svg:y="0.242cm">
          <draw:text-box>
            <text:p text:style-name="P1"><text:span text:style-name="T1">Final State</text:span></text:p>
          </draw:text-box>
        </draw:frame>
        <draw:custom-shape draw:style-name="gr20" draw:text-style-name="P1" draw:layer="layout" svg:width="1.016cm" svg:height="0.635cm" svg:x="17.64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508cm" svg:height="0.635cm" svg:x="19.64cm" svg:y="1.3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0.508cm" svg:height="0.635cm" svg:x="20.14cm" svg:y="1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016cm" svg:height="0.635cm" svg:x="17.64cm" svg:y="4.9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508cm" svg:height="0.635cm" svg:x="19.64cm" svg:y="4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0.508cm" svg:height="0.635cm" svg:x="20.14cm" svg:y="4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id="id11" draw:layer="layout" svg:width="1.016cm" svg:height="0.635cm" svg:x="4.94cm" svg:y="1.3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016cm" svg:height="0.635cm" svg:x="5.94cm" svg:y="1.3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016cm" svg:height="0.635cm" svg:x="6.94cm" svg:y="1.3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1.035cm" svg:height="0.692cm" svg:x="15.945cm" svg:y="4.405cm">
          <draw:text-box>
            <text:p><text:span text:style-name="T1">Diff</text:span></text:p>
          </draw:text-box>
        </draw:frame>
        <draw:connector draw:style-name="gr23" draw:text-style-name="P1" draw:layer="layout" draw:type="curve" svg:x1="15.148cm" svg:y1="5.292cm" svg:x2="16.737cm" svg:y2="3.805cm" draw:start-shape="id1" draw:start-glue-point="1" draw:end-shape="id2" draw:end-glue-point="2" svg:d="m15148 5292c1060 0 1589-495 1589-1487">
          <text:p/>
        </draw:connector>
        <draw:frame draw:style-name="gr6" draw:text-style-name="P4" draw:layer="layout" svg:width="1.323cm" svg:height="0.692cm" svg:x="12.146cm" svg:y="2.105cm">
          <draw:text-box>
            <text:p><text:span text:style-name="T1">Copy</text:span></text:p>
          </draw:text-box>
        </draw:frame>
        <draw:frame draw:style-name="gr6" draw:text-style-name="P4" draw:layer="layout" svg:width="1.323cm" svg:height="0.692cm" svg:x="13.847cm" svg:y="2.105cm">
          <draw:text-box>
            <text:p><text:span text:style-name="T1">Copy</text:span></text:p>
          </draw:text-box>
        </draw:frame>
        <draw:connector draw:style-name="gr24" draw:text-style-name="P1" draw:layer="layout" draw:type="line" svg:x1="8.948cm" svg:y1="3.171cm" svg:x2="8.948cm" svg:y2="2.007cm" draw:start-shape="id3" draw:start-glue-point="0" draw:end-shape="id4" draw:end-glue-point="2" svg:d="m8948 3171v-1164">
          <text:p/>
        </draw:connector>
        <draw:connector draw:style-name="gr24" draw:text-style-name="P1" draw:layer="layout" draw:type="line" svg:x1="12.648cm" svg:y1="2.007cm" svg:x2="12.648cm" svg:y2="3.171cm" draw:start-shape="id5" draw:start-glue-point="2" draw:end-shape="id6" draw:end-glue-point="0" svg:d="m12648 2007v1164">
          <text:p/>
        </draw:connector>
        <draw:connector draw:style-name="gr24" draw:text-style-name="P1" draw:layer="layout" draw:type="line" svg:x1="14.394cm" svg:y1="2.008cm" svg:x2="14.394cm" svg:y2="3.173cm" draw:start-shape="id7" draw:start-glue-point="2" draw:end-shape="id8" draw:end-glue-point="0" svg:d="m14394 2008v1165">
          <text:p/>
        </draw:connector>
        <draw:connector draw:style-name="gr24" draw:text-style-name="P1" draw:layer="layout" draw:type="line" svg:x1="16.229cm" svg:y1="3.487cm" svg:x2="15.148cm" svg:y2="3.491cm" draw:start-shape="id2" draw:start-glue-point="3" draw:end-shape="id9" draw:end-glue-point="1" svg:d="m16229 3487-1081 4">
          <text:p/>
        </draw:connector>
        <draw:frame draw:style-name="gr6" draw:text-style-name="P4" draw:layer="layout" svg:width="1.357cm" svg:height="0.692cm" svg:x="8.347cm" svg:y="2.405cm">
          <draw:text-box>
            <text:p><text:span text:style-name="T1">COW</text:span></text:p>
          </draw:text-box>
        </draw:frame>
        <draw:connector draw:style-name="gr24" draw:text-style-name="P1" draw:layer="layout" draw:type="line" svg:x1="10.948cm" svg:y1="3.171cm" svg:x2="10.928cm" svg:y2="2.056cm" draw:start-shape="id10" draw:start-glue-point="0" svg:d="m10948 3171-20-1115">
          <text:p/>
        </draw:connector>
        <draw:frame draw:style-name="gr6" draw:text-style-name="P4" draw:layer="layout" svg:width="1.357cm" svg:height="0.692cm" svg:x="10.348cm" svg:y="2.405cm">
          <draw:text-box>
            <text:p><text:span text:style-name="T1">COW</text:span></text:p>
          </draw:text-box>
        </draw:frame>
        <draw:frame draw:style-name="gr6" draw:text-style-name="P4" draw:layer="layout" svg:width="1.357cm" svg:height="0.692cm" svg:x="10.249cm" svg:y="4.005cm">
          <draw:text-box>
            <text:p><text:span text:style-name="T1">COW</text:span></text:p>
          </draw:text-box>
        </draw:frame>
        <draw:custom-shape draw:style-name="gr16" draw:text-style-name="P1" draw:layer="layout" svg:width="1.016cm" svg:height="0.635cm" svg:x="18.64cm" svg:y="4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1.016cm" svg:height="0.635cm" svg:x="18.64cm" svg:y="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.016cm" svg:height="0.635cm" svg:x="18.64cm" svg:y="1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measurelines" svg:x1="2.935cm" svg:y1="4.44cm" svg:x2="20.715cm" svg:y2="4.44cm">
          <text:p/>
        </draw:line>
        <draw:frame draw:style-name="gr26" draw:text-style-name="P4" draw:layer="measurelines" svg:width="1.806cm" svg:height="0.692cm" svg:x="14.748cm" svg:y="2.705cm">
          <draw:text-box>
            <text:p><text:span text:style-name="T1"><text:s/></text:span><text:span text:style-name="T1">Commit</text:span></text:p>
          </draw:text-box>
        </draw:frame>
        <draw:connector draw:style-name="gr27" draw:text-style-name="P1" draw:layer="measurelines" draw:type="line" svg:x1="5.448cm" svg:y1="2.008cm" svg:x2="5.448cm" svg:y2="3.171cm" draw:start-shape="id11" draw:start-glue-point="2" draw:end-shape="id12" draw:end-glue-point="0" svg:d="m5448 2008v1163">
          <text:p/>
        </draw:connector>
        <draw:connector draw:style-name="gr27" draw:text-style-name="P1" draw:layer="measurelines" draw:type="line" svg:x1="6.448cm" svg:y1="2.009cm" svg:x2="6.448cm" svg:y2="3.172cm" svg:d="m6448 2009v1163">
          <text:p/>
        </draw:connector>
        <draw:connector draw:style-name="gr27" draw:text-style-name="P1" draw:layer="measurelines" draw:type="line" svg:x1="7.448cm" svg:y1="2.01cm" svg:x2="7.448cm" svg:y2="3.173cm" svg:d="m7448 2010v1163">
          <text:p/>
        </draw:connector>
        <draw:connector draw:style-name="gr28" draw:text-style-name="P1" draw:layer="measurelines" draw:type="line" svg:x1="5.448cm" svg:y1="3.809cm" svg:x2="5.448cm" svg:y2="4.972cm" svg:d="m5448 3809v1163">
          <text:p/>
        </draw:connector>
        <draw:connector draw:style-name="gr28" draw:text-style-name="P1" draw:layer="measurelines" draw:type="line" svg:x1="6.448cm" svg:y1="3.81cm" svg:x2="6.448cm" svg:y2="4.973cm" svg:d="m6448 3810v1163">
          <text:p/>
        </draw:connector>
        <draw:connector draw:style-name="gr28" draw:text-style-name="P1" draw:layer="measurelines" draw:type="line" svg:x1="7.448cm" svg:y1="3.81cm" svg:x2="7.448cm" svg:y2="4.973cm" svg:d="m7448 3810v1163">
          <text:p/>
        </draw:connector>
        <draw:connector draw:style-name="gr27" draw:text-style-name="P1" draw:layer="measurelines" draw:type="line" svg:x1="13.648cm" svg:y1="2.01cm" svg:x2="13.648cm" svg:y2="3.173cm" svg:d="m13648 2010v1163">
          <text:p/>
        </draw:connector>
        <draw:connector draw:style-name="gr27" draw:text-style-name="P1" draw:layer="measurelines" draw:type="line" svg:x1="18.148cm" svg:y1="2.01cm" svg:x2="18.148cm" svg:y2="3.173cm" svg:d="m18148 2010v1163">
          <text:p/>
        </draw:connector>
        <draw:connector draw:style-name="gr27" draw:text-style-name="P1" draw:layer="measurelines" draw:type="line" svg:x1="19.148cm" svg:y1="2.011cm" svg:x2="19.148cm" svg:y2="3.174cm" svg:d="m19148 2011v1163">
          <text:p/>
        </draw:connector>
        <draw:connector draw:style-name="gr27" draw:text-style-name="P1" draw:layer="measurelines" draw:type="line" svg:x1="20.148cm" svg:y1="2.011cm" svg:x2="20.148cm" svg:y2="3.174cm" svg:d="m20148 2011v1163">
          <text:p/>
        </draw:connector>
        <draw:custom-shape draw:style-name="gr20" draw:text-style-name="P1" draw:layer="measurelines" svg:width="1.016cm" svg:height="0.635cm" svg:x="12.14cm" svg:y="4.9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1" draw:layer="measurelines" draw:type="line" svg:x1="8.948cm" svg:y1="3.811cm" svg:x2="8.948cm" svg:y2="4.974cm" svg:d="m8948 3811v1163">
          <text:p/>
        </draw:connector>
        <draw:connector draw:style-name="gr28" draw:text-style-name="P1" draw:layer="measurelines" draw:type="line" svg:x1="9.948cm" svg:y1="3.811cm" svg:x2="9.948cm" svg:y2="4.974cm" svg:d="m9948 3811v1163">
          <text:p/>
        </draw:connector>
        <draw:connector draw:style-name="gr28" draw:text-style-name="P1" draw:layer="measurelines" draw:type="line" svg:x1="12.648cm" svg:y1="3.811cm" svg:x2="12.648cm" svg:y2="4.974cm" svg:d="m12648 3811v1163">
          <text:p/>
        </draw:connector>
        <draw:connector draw:style-name="gr28" draw:text-style-name="P1" draw:layer="measurelines" draw:type="line" svg:x1="13.648cm" svg:y1="3.812cm" svg:x2="13.648cm" svg:y2="4.975cm" svg:d="m13648 3812v1163">
          <text:p/>
        </draw:connector>
        <draw:connector draw:style-name="gr28" draw:text-style-name="P1" draw:layer="measurelines" draw:type="line" svg:x1="18.148cm" svg:y1="3.813cm" svg:x2="18.148cm" svg:y2="4.976cm" svg:d="m18148 3813v1163">
          <text:p/>
        </draw:connector>
        <draw:connector draw:style-name="gr28" draw:text-style-name="P1" draw:layer="measurelines" draw:type="line" svg:x1="13.648cm" svg:y1="3.813cm" svg:x2="13.648cm" svg:y2="4.976cm" svg:d="m13648 3813v1163">
          <text:p/>
        </draw:connector>
        <draw:connector draw:style-name="gr28" draw:text-style-name="P1" draw:layer="measurelines" draw:type="line" svg:x1="20.148cm" svg:y1="3.814cm" svg:x2="20.148cm" svg:y2="4.977cm" svg:d="m20148 3814v1163">
          <text:p/>
        </draw:connector>
        <draw:connector draw:style-name="gr28" draw:text-style-name="P1" draw:layer="measurelines" draw:type="line" svg:x1="19.148cm" svg:y1="3.815cm" svg:x2="19.148cm" svg:y2="4.978cm" svg:d="m19148 3815v1163">
          <text:p/>
        </draw:connector>
        <draw:custom-shape draw:style-name="gr29" draw:text-style-name="P1" draw:layer="measurelines" svg:width="2.84cm" svg:height="1.905cm" svg:x="0.035cm" svg:y="0.63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measurelines" svg:width="1.016cm" svg:height="0.635cm" svg:x="0.24cm" svg:y="0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4" draw:layer="measurelines" svg:width="1.27cm" svg:height="0.635cm" svg:x="1.54cm" svg:y="0.93cm">
          <draw:text-box>
            <text:p><text:span text:style-name="T1">Page</text:span></text:p>
          </draw:text-box>
        </draw:frame>
        <draw:line draw:style-name="gr32" draw:text-style-name="P1" draw:layer="measurelines" svg:x1="0.235cm" svg:y1="2.005cm" svg:x2="1.251cm" svg:y2="2.005cm">
          <text:p/>
        </draw:line>
        <draw:frame draw:style-name="gr33" draw:text-style-name="P4" draw:layer="measurelines" svg:width="1.397cm" svg:height="0.889cm" svg:x="1.44cm" svg:y="1.731cm">
          <draw:text-box>
            <text:p><text:span text:style-name="T1">Mapping</text:span></text:p>
          </draw:text-box>
        </draw:frame>
        <draw:line draw:style-name="gr34" draw:text-style-name="P1" draw:layer="measurelines" svg:x1="10.922cm" svg:y1="3.81cm" svg:x2="10.922cm" svg:y2="4.978cm">
          <text:p/>
        </draw:line>
        <draw:connector draw:style-name="gr27" draw:text-style-name="P1" draw:layer="measurelines" draw:type="line" svg:x1="9.948cm" svg:y1="2.01cm" svg:x2="9.948cm" svg:y2="3.173cm" svg:d="m9948 2010v11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fill-image draw:name="Aqua" xlink:href="Pictures/100000000000005E0000005E513A4C71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marker draw:name="Arrowheads_20_1" draw:display-name="Arrowheads 1" svg:viewBox="0 0 1131 1131" svg:d="m0 564 564 567 567-567-567-564z"/>
    <draw:marker draw:name="Arrowheads_20_4" draw:display-name="Arrowheads 4" svg:viewBox="0 0 1131 902" svg:d="m564 0-564 902h1131z"/>
    <draw:marker draw:name="Arrowheads_20_6" draw:display-name="Arrowheads 6" svg:viewBox="0 0 1013 1130" svg:d="m1009 1050-449-1008-22-30-29-12-34 12-21 26-449 1012-5 13v8l5 21 12 21 17 13 21 4h903l21-4 21-13 9-21 4-21v-8z"/>
    <draw:marker draw:name="Arrowheads_20_7" draw:display-name="Arrowheads 7" svg:viewBox="0 0 1131 1580" svg:d="m1013 1491 118 89-567-1580-564 1580 114-85 136-68 148-46 161-17 161 13 153 46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828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onyliu </meta:initial-creator>
    <meta:creation-date>2010-07-20T09:11:30</meta:creation-date>
    <meta:generator>OpenOffice.org/3.1$Linux OpenOffice.org_project/310m19$Build-9420</meta:generator>
    <dc:date>2010-11-16T17:09:43</dc:date>
    <dc:creator>tonyliu </dc:creator>
    <meta:editing-duration>PT28H14M14S</meta:editing-duration>
    <meta:editing-cycles>31</meta:editing-cycles>
    <meta:document-statistic meta:object-count="96"/>
  </office:meta>
</office:document-meta>
</file>